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swiss" style:font-pitch="variable"/>
    <style:font-face style:name="Times New Roman" svg:font-family="'Times New Roman'" style:font-family-generic="roman" style:font-pitch="variable"/>
  </office:font-face-decls>
  <office:automatic-styles>
    <style:style style:name="P1" style:family="paragraph" style:parent-style-name="Standard" style:master-page-name="MP0">
      <style:paragraph-properties style:page-number="auto" fo:break-before="page"/>
    </style:style>
    <style:style style:name="T1" style:family="text">
      <style:text-properties officeooo:rsid="0005f9d4"/>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Upon discovering the PhD position on the Quantiki page, I was immediately drawn to the opportunity to contribute to your research at LMU Munich. Having successfully completed my master's <text:span text:style-name="T1">exam</text:span> under the guidance of Dr. James Wooten at IMB Zurich, with a focus on quantum computing, I am eager to continue my academic journey in this dynamic field.</text:p>
      <text:p text:style-name="Standard"/>
      <text:p text:style-name="Standard">My academic background reflects a dedicated pursuit of physics, starting with a bachelor's degree from the University of Basel. Proficient in Python, Fortran, Java, and various programming languages, I have honed my analytical and numerical skills through theoretical quantum physics studies. Additionally, my academic journey extended to high-energy particle physics and quantum field theory lectures, alongside collaborative work in Professor Pott's group, <text:span text:style-name="T1">where I did my Master thesis,</text:span> on theoretical quantum thermodynamics. My master's thesis delved into numerical <text:span text:style-name="T1">and analytical </text:span>simulations <text:span text:style-name="T1">and calculations</text:span>, specifically focusing on full counting statistics.</text:p>
      <text:p text:style-name="Standard"/>
      <text:p text:style-name="Standard">The prospect of contributing to the LMU Munich's cutting-edge research in quantum computing resonates with my professional aspirations. I am enthusiastic about the opportunity to be an integral part of your team, leveraging my expertise to make substantive contributions to the field.</text:p>
      <text:p text:style-name="Standard"/>
      <text:p text:style-name="Standard">Beyond my academic achievements, I bring a resilient and adaptable approach to research. A testament to this is my involvement in humanitarian aid trips to the Ukrainian warzone during the final year of my master's program. This experience instilled in me the ability to remain composed under pressure, evaluate complex situations, and find optimal solutions while considering all relevant factors.</text:p>
      <text:p text:style-name="Standard"/>
      <text:p text:style-name="Standard">I am particularly impressed by LMU Munich's commitment to shaping the future of quantum computing, and I am eager to contribute to this exciting venture as a PhD student. I am confident that my unique blend of skills and experiences will complement the ongoing research at LMU Munich.</text:p>
      <text:p text:style-name="Standard"/>
      <text:p text:style-name="Standard">Thank you for considering my application. I look forward to the opportunity to discuss my candidacy further in an interview.</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swiss" style:font-pitch="variable"/>
    <style:font-face style:name="Times New Roman" svg:font-family="'Times New Roman'" style:font-family-generic="roman" style:font-pitch="variable"/>
  </office:font-face-decls>
  <office:styles>
    <style:default-style style:family="graphic">
      <style:graphic-properties draw:stroke="solid" svg:stroke-width="0.035cm" svg:stroke-color="#172c51"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7%" fo:text-align="start" style:text-autospace="ideograph-alpha" style:line-break="strict" style:writing-mode="lr-tb"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Calibri" fo:font-size="11pt" fo:letter-spacing="normal" fo:language="de" fo:country="CH" fo:font-style="normal" style:text-underline-style="none" fo:font-weight="normal" style:letter-kerning="tru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style:contextual-spacing="false" fo:line-height="107%"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auto"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de" fo:country="CH" fo:font-style="normal" style:text-underline-style="none" fo:font-weight="normal" style:letter-kerning="tru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loext:hyphenation-no-last-word="false" loext:hyphenation-word-char-count="no-limit" loext:hyphenation-zone="no-limit"/>
    </style:style>
    <style:style style:name="Absatz-Standardschriftar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style:master-page style:name="MP0"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5.8.2$Linux_X86_64 LibreOffice_project/50$Build-2</meta:generator>
    <dc:title/>
    <dc:description/>
    <dc:subject/>
    <meta:initial-creator>Oberli Marianne</meta:initial-creator>
    <meta:creation-date>2023-11-27T12:38:00Z</meta:creation-date>
    <dc:date>2023-11-27T14:34:08.810266536</dc:date>
    <meta:editing-cycles>2</meta:editing-cycles>
    <meta:editing-duration>PT15M28S</meta:editing-duration>
    <meta:document-statistic meta:table-count="0" meta:image-count="0" meta:object-count="0" meta:page-count="1" meta:paragraph-count="6" meta:word-count="317" meta:character-count="2100" meta:non-whitespace-character-count="1789"/>
    <meta:template xlink:type="simple" xlink:actuate="onRequest" xlink:title="" xlink:href="../../../.config/Mailspring/files/ba/w7/baw7hckwxh8yrn2rcyuwpnc7ebjzy8aktstzgaygk/Motivation_Version4.odt/Normal"/>
  </office:meta>
</office:document-meta>
</file>